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f81aa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7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273a7" officeooo:paragraph-rsid="001273a7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LO-normal">
      <style:paragraph-properties fo:margin-left="1.27cm" fo:margin-right="0cm" fo:text-indent="0cm" style:auto-text-indent="false"/>
    </style:style>
    <style:style style:name="P9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P10" style:family="paragraph" style:parent-style-name="Title">
      <style:paragraph-properties style:line-height-at-least="0.002cm" fo:text-align="center" style:justify-single-word="false"/>
    </style:style>
    <style:style style:name="P11" style:family="paragraph" style:parent-style-name="Heading_20_1" style:list-style-name="WWNum1a">
      <style:paragraph-properties style:line-height-at-least="0.423cm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36c52" officeooo:paragraph-rsid="00136c52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style:use-window-font-color="true" loext:opacity="0%" style:font-name="Liberation Serif" fo:font-size="10pt" fo:language="pt" fo:country="BR" officeooo:rsid="000f81aa" officeooo:paragraph-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6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7" style:family="paragraph" style:parent-style-name="LO-normal" style:list-style-name="L1">
      <style:paragraph-properties fo:margin-top="0cm" fo:margin-bottom="0.212cm" style:contextual-spacing="false" fo:line-height="100%" fo:orphans="0" fo:widows="0"/>
      <style:text-properties officeooo:paragraph-rsid="000f81aa"/>
    </style:style>
    <style:style style:name="P18" style:family="paragraph" style:parent-style-name="LO-normal" style:list-style-name="L1">
      <style:paragraph-properties fo:margin-top="0cm" fo:margin-bottom="0.212cm" style:contextual-spacing="false" fo:line-height="100%" fo:orphans="0" fo:widows="0"/>
      <style:text-properties officeooo:rsid="00151db7" officeooo:paragraph-rsid="00151db7"/>
    </style:style>
    <style:style style:name="P19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51db7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0f81aa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language="pt" fo:country="BR" officeooo:rsid="000f81aa" style:letter-kerning="true" style:font-name-asian="0" style:language-asian="zh" style:country-asian="CN" style:font-name-complex="Arial" style:language-complex="hi" style:country-complex="IN"/>
    </style:style>
    <style:style style:name="T9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b34d2" style:font-size-asian="10pt" style:font-size-complex="10pt"/>
    </style:style>
    <style:style style:name="T12" style:family="text">
      <style:text-properties fo:font-size="10pt" officeooo:rsid="000b3e23" style:font-size-asian="10pt" style:font-size-complex="10pt"/>
    </style:style>
    <style:style style:name="T13" style:family="text">
      <style:text-properties fo:font-size="10pt" officeooo:rsid="000c8245" style:font-size-asian="10pt" style:font-size-complex="10pt"/>
    </style:style>
    <style:style style:name="T14" style:family="text">
      <style:text-properties fo:font-size="10pt" officeooo:rsid="000f81aa" style:font-size-asian="10pt" style:font-size-complex="10pt"/>
    </style:style>
    <style:style style:name="T15" style:family="text">
      <style:text-properties officeooo:rsid="000b34d2"/>
    </style:style>
    <style:style style:name="T16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8" style:family="text">
      <style:text-properties style:font-name="Liberation Sans" fo:font-size="14pt" officeooo:rsid="000f81aa" style:font-name-asian="Microsoft YaHei" style:font-size-asian="14pt" style:font-name-complex="Arial" style:font-size-complex="14pt"/>
    </style:style>
    <style:style style:name="T19" style:family="text">
      <style:text-properties officeooo:rsid="000b3e23"/>
    </style:style>
    <style:style style:name="T20" style:family="text">
      <style:text-properties officeooo:rsid="000c8245"/>
    </style:style>
    <style:style style:name="T21" style:family="text">
      <style:text-properties officeooo:rsid="000f81aa"/>
    </style:style>
    <style:style style:name="T22" style:family="text">
      <style:text-properties officeooo:rsid="00151d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Sistema de </text:span><text:span text:style-name="T9">Gerenciamento de Teatro</text:span><text:line-break/>Caso de Uso: <text:span text:style-name="T18">Comprar ingressos</text:span></text:p>
      <text:list xml:id="list3471878906" text:style-name="WWNum1a">
        <text:list-item>
          <text:p text:style-name="P11">Descrição</text:p>
        </text:list-item>
      </text:list>
      <text:p text:style-name="P5"><text:span text:style-name="T10">Este caso de uso descreve como é feita </text:span><text:span text:style-name="T5">a compra de ingressos.</text:span></text:p>
      <text:list xml:id="list160746050155402" text:continue-numbering="true" text:style-name="WWNum1a">
        <text:list-item>
          <text:p text:style-name="P11">Descrição do Ator</text:p>
          <text:list>
            <text:list-item>
              <text:p text:style-name="P12">Usuário</text:p>
            </text:list-item>
          </text:list>
        </text:list-item>
        <text:list-item>
          <text:p text:style-name="P11">Pré-requisito</text:p>
        </text:list-item>
      </text:list>
      <text:p text:style-name="P6"><text:span text:style-name="T10">1. </text:span><text:span text:style-name="T5">Não se aplica.</text:span></text:p>
      <text:list xml:id="list160746449505950" text:continue-numbering="true" text:style-name="WWNum1a">
        <text:list-item>
          <text:p text:style-name="P11">Fluxo básico de eventos</text:p>
        </text:list-item>
      </text:list>
      <text:list xml:id="list3242106978" text:style-name="WWNum2a">
        <text:list-item>
          <text:p text:style-name="P14">O usuário escolhe uma peça e sessão e é redirecionado para uma tela de pagamento.</text:p>
        </text:list-item>
        <text:list-item>
          <text:p text:style-name="P15"><text:span text:style-name="T5">O usuário deve efetuar o pagamento</text:span><text:span text:style-name="T10">.</text:span></text:p>
        </text:list-item>
        <text:list-item>
          <text:p text:style-name="P16">Após <text:span text:style-name="T8">o pagamento o usuário recebera o ingresso e o comprovante de pagamento</text:span>.</text:p>
        </text:list-item>
      </text:list>
      <text:list xml:id="list160746120915302" text:continue-list="list160746449505950" text:style-name="WWNum1a">
        <text:list-item>
          <text:p text:style-name="P11">Fluxos alternativos</text:p>
        </text:list-item>
      </text:list>
      <text:p text:style-name="P2"><text:span text:style-name="T15">5.1 </text:span><text:span text:style-name="T18">Pagamento invalido</text:span><text:span text:style-name="T17">.</text:span></text:p>
      <text:p text:style-name="P4"><text:span text:style-name="T4">Caso </text:span><text:span text:style-name="T5">o usuário te</text:span><text:span text:style-name="T6">nha</text:span><text:span text:style-name="T5"> dificuldades ao realizar o pagamento</text:span><text:span text:style-name="T10">:</text:span></text:p>
      <text:list xml:id="list378416987" text:style-name="L1">
        <text:list-item>
          <text:p text:style-name="P17"><text:span text:style-name="T10">O sistema informa ao </text:span><text:span text:style-name="T5">usuário que não foi possível prosseguir com a compra</text:span><text:span text:style-name="T3">.</text:span></text:p>
        </text:list-item>
        <text:list-item>
          <text:p text:style-name="P18"><text:span text:style-name="T3">E </text:span><text:span text:style-name="T2">pede ao usuário para corrigir as informações e tentar novamente</text:span></text:p>
        </text:list-item>
        <text:list-item>
          <text:p text:style-name="P18"><text:span text:style-name="T2">Caso o erro persista o usuário e informado para tentar novamente mais tarde ou pedir suporte.</text:span></text:p>
        </text:list-item>
      </text:list>
      <text:p text:style-name="P2"><text:span text:style-name="T15">5.2 </text:span><text:span text:style-name="T16">Falha no p</text:span><text:span text:style-name="T17">reenchimento de dados</text:span><text:bookmark-start text:name="_heading=h.e9sl33f212yp"/></text:p>
      <text:p text:style-name="P3"><text:span text:style-name="T3">Em caso de </text:span><text:span text:style-name="T4">dados preenchidos incorretamente</text:span><text:span text:style-name="T10">:</text:span></text:p>
      <text:list xml:id="list4220994293" text:style-name="WWNum3a">
        <text:list-header>
          <text:p text:style-name="P19"><text:span text:style-name="T11">1. </text:span><text:span text:style-name="T10">O sistema informa ao usuário que </text:span><text:span text:style-name="T12">houve </text:span><text:span text:style-name="T14">erro no preenchimento de dados</text:span><text:span text:style-name="T10">.</text:span></text:p>
          <text:p text:style-name="P19"><text:span text:style-name="T11">2. </text:span><text:span text:style-name="T10">O </text:span><text:span text:style-name="T11">sistema pede que refaça </text:span><text:span text:style-name="T12">o processo e tente novamente </text:span><text:span text:style-name="T13">ou volte a tela anterior</text:span><text:span text:style-name="T10">. </text:span></text:p>
        </text:list-header>
      </text:list>
      <text:list xml:id="list160746259012996" text:continue-list="list160746120915302" text:style-name="WWNum1a">
        <text:list-item>
          <text:p text:style-name="P11">Cenários chave</text:p>
        </text:list-item>
        <text:list-item>
          <text:p text:style-name="P11">Pós-condição</text:p>
          <text:list>
            <text:list-item>
              <text:p text:style-name="P13"><text:span text:style-name="T18">Compra feita com sucesso</text:span><text:span text:style-name="T19">. </text:span></text:p>
            </text:list-item>
          </text:list>
        </text:list-item>
      </text:list>
      <text:p text:style-name="P9">O <text:span text:style-name="T21">usuário recebe o ingresso e o comprovante</text:span>.<text:bookmark-start text:name="_heading=h.3ybgif14tkxo"/></text:p>
      <text:list xml:id="list160746742574345" text:continue-numbering="true" text:style-name="WWNum1a">
        <text:list-item>
          <text:list>
            <text:list-item>
              <text:p text:style-name="P13">Falha <text:span text:style-name="T16">na </text:span><text:span text:style-name="T18">compra</text:span><text:bookmark-start text:name="_heading=h.i3hgy9e01tu0"/></text:p>
            </text:list-item>
          </text:list>
        </text:list-item>
      </text:list>
      <text:p text:style-name="P8">O <text:span text:style-name="T7">usuário</text:span><text:span text:style-name="T20"> </text:span><text:span text:style-name="T21">é enviado para a tela inicial </text:span><text:span text:style-name="T22">ou para o suporte</text:span><text:span text:style-name="T20">.</text:span></text:p>
      <text:list xml:id="list160746160993311" text:continue-numbering="true" text:style-name="WWNum1a">
        <text:list-item>
          <text:p text:style-name="P11"><text:soft-page-break/>Requisitos especiais</text:p>
        </text:list-item>
      </text:list>
      <text:p text:style-name="P7"/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1M29S</meta:editing-duration>
    <meta:editing-cycles>8</meta:editing-cycles>
    <meta:generator>LibreOffice/7.1.5.2$Windows_X86_64 LibreOffice_project/85f04e9f809797b8199d13c421bd8a2b025d52b5</meta:generator>
    <dc:date>2021-10-18T16:07:45.378000000</dc:date>
    <meta:document-statistic meta:table-count="0" meta:image-count="0" meta:object-count="0" meta:page-count="2" meta:paragraph-count="28" meta:word-count="214" meta:character-count="1190" meta:non-whitespace-character-count="1019"/>
  </office:meta>
</office:document-meta>
</file>